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5.1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07cm"/>
      <style:paragraph-properties style:writing-mode="lr-tb"/>
    </style:style>
    <style:style style:name="gr3" style:family="graphic" style:parent-style-name="standard">
      <style:graphic-properties draw:fill="solid" draw:fill-color="#ffff38" draw:textarea-horizontal-align="justify" draw:textarea-vertical-align="middle" draw:auto-grow-height="false" fo:min-height="0.621cm" fo:min-width="0.036cm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3.779cm" fo:min-width="0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3.552cm" fo:min-width="3.556cm"/>
    </style:style>
    <style:style style:name="gr7" style:family="graphic" style:parent-style-name="standard">
      <style:graphic-properties draw:fill-color="#8e86ae" draw:textarea-horizontal-align="justify" draw:textarea-vertical-align="middle" draw:auto-grow-height="false" fo:min-height="3.044cm" fo:min-width="0.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7.0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38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aa95"/>
      <style:paragraph-properties fo:text-align="center"/>
    </style:style>
    <style:style style:name="P6" style:family="paragraph">
      <loext:graphic-properties draw:fill-color="#8e86a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1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683cm" svg:height="5.334cm" svg:x="6.763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727cm" svg:height="0.806cm" draw:transform="rotate (1.59261294244483) translate (7.068cm 11.855cm)">
          <draw:text-box>
            <text:p><text:span text:style-name="T1">Encoding Context</text:span></text:p>
          </draw:text-box>
        </draw:frame>
        <draw:custom-shape draw:style-name="gr3" draw:text-style-name="P3" draw:layer="layout" svg:width="1.07cm" svg:height="0.995cm" svg:x="9.528cm" svg:y="11.8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39cm" svg:height="4.029cm" draw:transform="rotate (-1.56660753659011) translate (12.235cm 10.951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04cm" svg:height="0.806cm" draw:transform="rotate (0.000698131700797732) translate (9.136cm 11.077cm)">
          <draw:text-box>
            <text:p><text:span text:style-name="T1">Muxer</text:span></text:p>
          </draw:text-box>
        </draw:frame>
        <draw:custom-shape draw:style-name="gr6" draw:text-style-name="P5" draw:layer="layout" svg:width="4.056cm" svg:height="3.802cm" svg:x="8.174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27cm" svg:height="3.294cm" svg:x="8.428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3.294cm" svg:x="10.706cm" svg:y="7.36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198cm" svg:height="0.856cm" svg:x="9.698cm" svg:y="7.826cm">
          <draw:text-box>
            <text:p><text:span text:style-name="T1">...</text:span></text:p>
          </draw:text-box>
        </draw:frame>
        <draw:frame draw:style-name="gr9" draw:text-style-name="P7" draw:layer="layout" svg:width="3.556cm" svg:height="0.802cm" draw:transform="rotate (1.57742857795247) translate (8.698cm 10.66cm)">
          <draw:text-box>
            <text:p><text:span text:style-name="T2">Video Encoder</text:span></text:p>
          </draw:text-box>
        </draw:frame>
        <draw:frame draw:style-name="gr9" draw:text-style-name="P7" draw:layer="layout" svg:width="3.556cm" svg:height="0.802cm" draw:transform="rotate (1.57742857795247) translate (10.92cm 10.66cm)">
          <draw:text-box>
            <text:p><text:span text:style-name="T2">Video Encoder</text:span></text:p>
          </draw:text-box>
        </draw:frame>
        <draw:line draw:style-name="gr10" draw:text-style-name="P8" draw:layer="layout" svg:x1="9.044cm" svg:y1="6.35cm" svg:x2="9.044cm" svg:y2="7.366cm">
          <text:p/>
        </draw:line>
        <draw:line draw:style-name="gr10" draw:text-style-name="P8" draw:layer="layout" svg:x1="11.344cm" svg:y1="6.35cm" svg:x2="11.344cm" svg:y2="7.366cm">
          <text:p/>
        </draw:line>
        <draw:custom-shape draw:style-name="gr11" draw:text-style-name="P1" draw:layer="layout" svg:width="0.254cm" svg:height="0.254cm" svg:x="8.905cm" svg:y="6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206cm" svg:y="6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07:40:05.470274861</meta:creation-date>
    <dc:date>2023-02-19T20:22:43.865099803</dc:date>
    <meta:editing-duration>PT19M19S</meta:editing-duration>
    <meta:editing-cycles>6</meta:editing-cycles>
    <meta:generator>LibreOffice/6.4.7.2$Linux_X86_64 LibreOffice_project/40$Build-2</meta:generator>
    <meta:document-statistic meta:object-count="38"/>
  </office:meta>
</office:document-meta>
</file>